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m BERNERS LEE would like to have the web to be the representation of democracy, to be healthcare support for people who want to look their health information up in privacy. He also wants the other 60% of people not connected to the web to join in. And finally, Build things through the web to help disaster relief.</text:p>
      <text:p text:style-name="Standard"/>
      <text:p text:style-name="Standard">In my point of view, I think how the web is used has not changed a lot because the web is a great way to track information. For example, in France, government use social networks to monitor people who maybe did not pay their taxes. Many things have changed like social networks, tools for the web... But government always want to control the information, some gorvernments more than the other, such as in a authoritarism government. </text:p>
      <text:p text:style-name="Standard"/>
      <text:p text:style-name="Standard">I think a Magna Carta is list where people add who they want to communicate with. And creating a magna carta for the web means that restrictions is not supposed to be associated with the web. We can communicate with whoever we want to.</text:p>
      <text:p text:style-name="Standard"/>
      <text:p text:style-name="Standard">The problem is that there is a fragmentation in the web. People are using different social media. There are also not necessarily connected to the whole world but only to their country. Governments and more are using the web to monitor their population. Censorship is applied in social networks. The web is used as a restricted network where people are monitored and censored.</text:p>
      <text:p text:style-name="Standard">There is also the filter bubble phenomena where programs are feeding us with the information we like to see. There is no more diversity in the information we get from the we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6T11:00:43.823624023</meta:creation-date>
    <dc:date>2020-10-16T11:24:00.957254643</dc:date>
    <meta:editing-duration>PT13M7S</meta:editing-duration>
    <meta:editing-cycles>1</meta:editing-cycles>
    <meta:document-statistic meta:table-count="0" meta:image-count="0" meta:object-count="0" meta:page-count="1" meta:paragraph-count="5" meta:word-count="273" meta:character-count="1534" meta:non-whitespace-character-count="1265"/>
    <meta:generator>LibreOffice/6.4.6.2$Linux_X86_64 LibreOffice_project/40$Build-2</meta:generator>
  </office:meta>
</office:document-meta>
</file>